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1400" officeooo:paragraph-rsid="00191400"/>
    </style:style>
    <style:style style:name="P2" style:family="paragraph" style:parent-style-name="Standard">
      <style:text-properties style:text-underline-style="none" officeooo:rsid="00191400" officeooo:paragraph-rsid="001914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ngun problema aparente</text:p>
      <text:p text:style-name="P2"/>
      <text:p text:style-name="P2">se utilizaron metodos, seleccion simple y ciclo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box </meta:initial-creator>
    <meta:creation-date>2014-10-01T02:46:31.836640519</meta:creation-date>
    <dc:date>2014-10-01T02:47:38.145751826</dc:date>
    <dc:creator>cebox </dc:creator>
    <meta:editing-duration>P0D</meta:editing-duration>
    <meta:editing-cycles>1</meta:editing-cycles>
    <meta:document-statistic meta:table-count="0" meta:image-count="0" meta:object-count="0" meta:page-count="1" meta:paragraph-count="2" meta:word-count="10" meta:character-count="73" meta:non-whitespace-character-count="65"/>
    <meta:generator>LibreOffice/4.2.6.3$Linux_X86_64 LibreOffice_project/420m0$Build-3</meta:generator>
  </office:meta>
</office:document-meta>
</file>